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bg" fo:country="BG"/>
    </style:style>
    <style:style style:name="T3" style:family="text">
      <style:text-properties fo:language="bg" fo:country="BG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rehouse</text:p>
      <text:p text:style-name="P1"/>
      <text:list xml:id="list1398182816933211685" text:style-name="L1">
        <text:list-item>
          <text:p text:style-name="P2">id</text:p>
        </text:list-item>
        <text:list-item>
          <text:p text:style-name="P2">prod_id – <text:span text:style-name="T3">ИД на продукт</text:span></text:p>
        </text:list-item>
        <text:list-item>
          <text:p text:style-name="P3">serial_barcode - <text:span text:style-name="T3">Баркод(Номер)</text:span></text:p>
        </text:list-item>
        <text:list-item>
          <text:p text:style-name="P2">quantity<text:span text:style-name="T1"> –</text:span><text:span text:style-name="T3"> Количество</text:span></text:p>
        </text:list-item>
        <text:list-item>
          <text:p text:style-name="P2">price <text:span text:style-name="T1"><text:s/></text:span><text:span text:style-name="T3">- Цена</text:span></text:p>
        </text:list-item>
        <text:list-item>
          <text:p text:style-name="P2">end_date –<text:span text:style-name="T3"> Краен срок на продукта</text:span></text:p>
        </text:list-item>
        <text:list-item>
          <text:p text:style-name="P2">date –<text:span text:style-name="T2"> </text:span><text:span text:style-name="T3">дата на добавяне</text:span></text:p>
        </text:list-item>
        <text:list-item>
          <text:p text:style-name="P3">store_id <text:span text:style-name="T1">–</text:span><text:span text:style-name="T3"> ИД на склад</text:span></text:p>
        </text:list-item>
        <text:list-item>
          <text:p text:style-name="P3">user_id –<text:span text:style-name="T1"> </text:span><text:span text:style-name="T3">ИД на потребителя</text:span></text:p>
        </text:list-item>
        <text:list-item>
          <text:p text:style-name="P3">suppli_id - <text:span text:style-name="T3">Доставчик</text:span></text:p>
        </text:list-item>
        <text:list-item>
          <text:p text:style-name="P3">short_info – <text:span text:style-name="T3">кратка информация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10T16:36:16.38</meta:creation-date>
    <dc:date>2014-10-10T17:06:47.36</dc:date>
    <meta:editing-duration>PT17M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2" meta:word-count="55" meta:character-count="278"/>
  </office:meta>
</office:document-meta>
</file>